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${1 + 1}" text:name="expression"/>
        <text:user-field-decl office:value-type="string" office:string-value="invalid" text:name="invalid"/>
        <text:user-field-decl office:value-type="string" office:string-value="${party:billingAddress(openvpms:get(., 'customer.entity'))}" text:name="address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${1 + 1}</text:user-field-get></text:p>
      <text:p text:style-name="Standard">Address <text:s text:c="2"/><text:user-field-get text:name="address">${party:billingAddress(openvpms:get(., 'customer.entity'))}</text:user-field-get></text:p>
      <text:p text:style-name="Standard"/>
      <text:p text:style-name="Standard">Invalid field <text:user-field-get text:name="invalid">invalid</text:user-field-get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date>2006-09-20T10:04:55</dc:date>
    <dc:language>en-US</dc:language>
    <meta:editing-cycles>13</meta:editing-cycles>
    <meta:editing-duration>PT5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5" meta:character-count="104"/>
  </office:meta>
</office:document-meta>
</file>